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も、もう3時間も経っているのに・・・まだ撤去は
　始まってすらいな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は、早くおしっこしないと・・・、が、
　我慢が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うぅ～～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・・・そわそわもじもじ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ぅっ、ぁ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もうじっとしていられないわ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だから・・・お願いだから早く・・・この
　部屋から出して・・・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、トイレに行かせて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救出班から連絡があ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重機の搬入まで、あと1時間ほどかかる
　そう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っ、い・・・1時間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</text:p>
          </table:table-cell>
          <table:table-cell table:style-name="ce0" office:value-type="string">
            <text:p>Map098</text:p>
          </table:table-cell>
          <table:table-cell table:style-name="ce0"/>
          <table:table-cell table:style-name="ce0" office:value-type="string">
            <text:p>......</text:p>
          </table:table-cell>
          <table:table-cell table:number-columns-repeated="1020"/>
        </table:table-row>
        <table:table-row>
          <table:table-cell table:style-name="ce0" office:value-type="string">
            <text:p>研究員
「あの・・・言うべきかどうか迷ったんですけど
　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やっぱり、トイレ・・・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！！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!!</text:p>
          </table:table-cell>
          <table:table-cell table:number-columns-repeated="1020"/>
        </table:table-row>
        <table:table-row>
          <table:table-cell table:style-name="ce0" office:value-type="string">
            <text:p>そ、そ、そんなことは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もうその姿勢を見れば誰でも分かりま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隠しているほうが辛いと思います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は言っても、この状況では救助されるまで
　我慢するしかありません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、分かってます・・・っ！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40+02:00</meta:creation-date>
    <dc:date>2020-05-24T15:07:4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